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2.966cm" table:align="left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9.474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2">
      <style:paragraph-properties fo:margin-left="0cm" fo:margin-right="0cm" fo:text-indent="0cm" style:auto-text-indent="fals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3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02f936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2f936" officeooo:paragraph-rsid="0002f936" loext:padding-left="0.318cm" loext:padding-right="0cm" loext:padding-top="0cm" loext:padding-bottom="0cm" loext:border-left="3pt solid #04aa6d" loext:border-right="none" loext:border-top="none" loext:border-bottom="none"/>
    </style:style>
    <style:style style:name="P1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fo:color="#a52a2a" loext:opacity="100%"/>
    </style:style>
    <style:style style:name="T3" style:family="text">
      <style:text-properties fo:color="#a52a2a" loext:opacity="100%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4" style:family="text">
      <style:text-properties fo:color="#0000cd" loext:opacity="100%"/>
    </style:style>
    <style:style style:name="T5" style:family="text">
      <style:text-properties fo:color="#0000cd" loext:opacity="100%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8" style:family="text">
      <style:text-properties loext:padding="0cm" loext:border="none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2f936"/>
    </style:style>
    <style:style style:name="T11" style:family="text">
      <style:text-properties officeooo:rsid="0002f936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js/exercise_js.asp?filename=exercise_js_events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ventos de JavaScript</text:h>
      <text:p text:style-name="Horizontal_20_Line"/>
      <text:p text:style-name="P8">Los eventos HTML son <text:span text:style-name="Strong_20_Emphasis">"cosas"</text:span> que les suceden a los elementos HTML.</text:p>
      <text:p text:style-name="P8">Cuando se utiliza JavaScript en páginas HTML, JavaScript puede <text:span text:style-name="Strong_20_Emphasis">"reaccionar"</text:span> ante estos eventos.</text:p>
      <text:p text:style-name="Horizontal_20_Line"/>
      <text:h text:style-name="P2" text:outline-level="2">Eventos HTML</text:h>
      <text:p text:style-name="P8">Un evento HTML puede ser algo que hace el navegador o algo que hace un usuario.</text:p>
      <text:p text:style-name="P8">A continuación se muestran algunos ejemplos de eventos HTML:</text:p>
      <text:list text:style-name="L1">
        <text:list-item>
          <text:p text:style-name="P9">Una página web HTML ha terminado de cargarse</text:p>
        </text:list-item>
        <text:list-item>
          <text:p text:style-name="P9">Se cambió un campo de entrada HTML</text:p>
        </text:list-item>
        <text:list-item>
          <text:p text:style-name="P10">Se hizo clic en un botón HTML</text:p>
        </text:list-item>
      </text:list>
      <text:p text:style-name="P8">A menudo, cuando suceden eventos, es posible que desees hacer algo.</text:p>
      <text:p text:style-name="P8">JavaScript le permite ejecutar código cuando se detectan eventos.</text:p>
      <text:p text:style-name="P8">HTML permite agregar atributos de controlador de eventos, <text:span text:style-name="Strong_20_Emphasis">con código JavaScript , a elementos HTML.</text:span></text:p>
      <text:p text:style-name="P8">Con comillas simples:</text:p>
      <text:p text:style-name="P8"><text:span text:style-name="T5">&lt;</text:span><text:span text:style-name="Emphasis"><text:span text:style-name="T3">element</text:span></text:span><text:span text:style-name="T7"> </text:span><text:span text:style-name="Emphasis"><text:span text:style-name="T7">event</text:span></text:span><text:span text:style-name="T5">=</text:span><text:span text:style-name="Strong_20_Emphasis"><text:span text:style-name="T5">'</text:span></text:span><text:span text:style-name="Emphasis"><text:span text:style-name="Strong_20_Emphasis"><text:span text:style-name="T5">some JavaScript</text:span></text:span></text:span><text:span text:style-name="Strong_20_Emphasis"><text:span text:style-name="T5">'</text:span></text:span><text:span text:style-name="T5">&gt;</text:span></text:p>
      <text:p text:style-name="P8">Con comillas dobles:</text:p>
      <text:p text:style-name="P8"><text:span text:style-name="T5">&lt;</text:span><text:span text:style-name="Emphasis"><text:span text:style-name="T3">element</text:span></text:span><text:span text:style-name="T7"> </text:span><text:span text:style-name="Emphasis"><text:span text:style-name="T7">event</text:span></text:span><text:span text:style-name="T5">=</text:span><text:span text:style-name="Strong_20_Emphasis"><text:span text:style-name="T5">"</text:span></text:span><text:span text:style-name="Emphasis"><text:span text:style-name="Strong_20_Emphasis"><text:span text:style-name="T5">some JavaScript</text:span></text:span></text:span><text:span text:style-name="Strong_20_Emphasis"><text:span text:style-name="T5">"</text:span></text:span><text:span text:style-name="T5">&gt;</text:span></text:p>
      <text:p text:style-name="P8">En el siguiente ejemplo, <text:span text:style-name="Source_20_Text"><text:span text:style-name="T8">onclick </text:span></text:span>se agrega un atributo (con código) a un elemento <text:span text:style-name="Source_20_Text"><text:span text:style-name="T8">&lt;button&gt;</text:span></text:span>:</text:p>
      <text:h text:style-name="P3" text:outline-level="3">Ejemplo</text:h>
      <text:p text:style-name="P12"><text:span text:style-name="T4">&lt;</text:span><text:span text:style-name="T2">button</text:span><text:span text:style-name="T6"> onclick</text:span><text:span text:style-name="T4">="document.getElementById('demo').innerHTML = Date()"&gt;</text:span>The time is?<text:span text:style-name="T4">&lt;</text:span><text:span text:style-name="T2">/button</text:span><text:span text:style-name="T4">&gt;</text:span></text:p>
      <text:p text:style-name="P8"><text:span text:style-name="T8"><text:s/></text:span><text:span text:style-name="T11">Ejemplo completo:</text:span></text:p>
      <text:p text:style-name="P8"><text:span text:style-name="T11">&lt;!DOCTYPE html&gt;</text:span></text:p>
      <text:p text:style-name="P8"><text:span text:style-name="T11">&lt;html&gt;</text:span></text:p>
      <text:p text:style-name="P8"><text:span text:style-name="T11">&lt;body&gt;</text:span></text:p>
      <text:p text:style-name="P8"><text:span text:style-name="T11">&lt;button onclick="document.getElementById('demo').innerHTML=Date()"&gt;The time is?&lt;/button&gt;</text:span></text:p>
      <text:p text:style-name="P8"><text:span text:style-name="T11">&lt;p id="demo"&gt;&lt;/p&gt;</text:span></text:p>
      <text:p text:style-name="P8"><text:span text:style-name="T11">&lt;/body&gt;</text:span></text:p>
      <text:p text:style-name="P8"><text:soft-page-break/><text:span text:style-name="T11">&lt;/html&gt;</text:span></text:p>
      <text:p text:style-name="P8">En el ejemplo anterior, el código JavaScript cambia el contenido del elemento con id="demo".</text:p>
      <text:p text:style-name="P8">En el siguiente ejemplo, el código cambia el contenido de su propio elemento (usando <text:span text:style-name="Source_20_Text"><text:span text:style-name="Strong_20_Emphasis"><text:span text:style-name="T8">this</text:span></text:span></text:span><text:span text:style-name="Source_20_Text"><text:span text:style-name="T8">.innerHTML</text:span></text:span>):</text:p>
      <text:h text:style-name="P3" text:outline-level="3">Ejemplo</text:h>
      <text:p text:style-name="P12"><text:span text:style-name="T4">&lt;</text:span><text:span text:style-name="T2">button</text:span><text:span text:style-name="T6"> onclick</text:span><text:span text:style-name="T4">="this.innerHTML = Date()"&gt;</text:span>The time is?<text:span text:style-name="T4">&lt;</text:span><text:span text:style-name="T2">/button</text:span><text:span text:style-name="T4">&gt;</text:span></text:p>
      <text:p text:style-name="P8"><text:span text:style-name="T8"><text:s/></text:span><text:span text:style-name="T11">Ejemplo completo:</text:span></text:p>
      <text:p text:style-name="P8"><text:span text:style-name="T11">&lt;!DOCTYPE html&gt;</text:span></text:p>
      <text:p text:style-name="P8"><text:span text:style-name="T11">&lt;html&gt;</text:span></text:p>
      <text:p text:style-name="P17"><text:span text:style-name="T11">&lt;body&gt;</text:span></text:p>
      <text:p text:style-name="P17"><text:span text:style-name="T11">&lt;button onclick="this.innerHTML=Date()"&gt;The time is?&lt;/button&gt;</text:span></text:p>
      <text:p text:style-name="P8"><text:span text:style-name="T11">&lt;/body&gt;</text:span></text:p>
      <text:p text:style-name="P8"><text:span text:style-name="T11">&lt;/html&gt;</text:span></text:p>
      <text:p text:style-name="P11">El código JavaScript suele tener varias líneas. Es más común ver atributos de eventos llamando a funciones:</text:p>
      <text:h text:style-name="P3" text:outline-level="3">Ejemplo</text:h>
      <text:p text:style-name="P12"><text:span text:style-name="T4">&lt;</text:span><text:span text:style-name="T2">button</text:span><text:span text:style-name="T6"> onclick</text:span><text:span text:style-name="T4">="displayDate()"&gt;</text:span>The time is?<text:span text:style-name="T4">&lt;</text:span><text:span text:style-name="T2">/button</text:span><text:span text:style-name="T4">&gt;</text:span></text:p>
      <text:p text:style-name="P18"><text:span text:style-name="T4">Ejemplo completo:</text:span></text:p>
      <text:p text:style-name="P18"><text:span text:style-name="T4">&lt;!DOCTYPE html&gt;</text:span></text:p>
      <text:p text:style-name="P18"><text:span text:style-name="T4">&lt;html&gt;</text:span></text:p>
      <text:p text:style-name="P18"><text:span text:style-name="T4">&lt;body&gt;</text:span></text:p>
      <text:p text:style-name="P18"><text:span text:style-name="T4">&lt;p&gt;Click the button to display the date.&lt;/p&gt;</text:span></text:p>
      <text:p text:style-name="P18"><text:span text:style-name="T4">&lt;button onclick="displayDate()"&gt;The time is?&lt;/button&gt;</text:span></text:p>
      <text:p text:style-name="P18"><text:span text:style-name="T4"/></text:p>
      <text:p text:style-name="P18"><text:span text:style-name="T4">&lt;script&gt;</text:span></text:p>
      <text:p text:style-name="P18"><text:span text:style-name="T4">function displayDate() {</text:span></text:p>
      <text:p text:style-name="P18"><text:span text:style-name="T4"><text:s text:c="2"/>document.getElementById("demo").innerHTML = Date();</text:span></text:p>
      <text:p text:style-name="P18"><text:span text:style-name="T4">}</text:span></text:p>
      <text:p text:style-name="P18"><text:span text:style-name="T4">&lt;/script&gt;</text:span></text:p>
      <text:p text:style-name="P18"><text:span text:style-name="T4"/></text:p>
      <text:p text:style-name="P18"><text:span text:style-name="T4">&lt;p id="demo"&gt;&lt;/p&gt;</text:span></text:p>
      <text:p text:style-name="P18"><text:span text:style-name="T4"/></text:p>
      <text:p text:style-name="P18"><text:span text:style-name="T4">&lt;/body&gt;</text:span></text:p>
      <text:p text:style-name="P18"><text:span text:style-name="T4">&lt;/html&gt; </text:span></text:p>
      <text:p text:style-name="P7"><text:span text:style-name="T8"><text:s/></text:span></text:p>
      <text:p text:style-name="Horizontal_20_Line"/>
      <text:h text:style-name="P2" text:outline-level="2"><text:soft-page-break/>Eventos HTML comunes</text:h>
      <text:p text:style-name="P8">Aquí hay una lista de algunos eventos HTML comunes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Evento</text:p>
          </table:table-cell>
          <table:table-cell table:style-name="Tabla1.A1" office:value-type="string">
            <text:p text:style-name="P6">Descripción</text:p>
          </table:table-cell>
        </table:table-row>
        <table:table-row table:style-name="Tabla1.2">
          <table:table-cell table:style-name="Tabla1.A1" office:value-type="string">
            <text:p text:style-name="P5">onchange </text:p>
          </table:table-cell>
          <table:table-cell table:style-name="Tabla1.A1" office:value-type="string">
            <text:p text:style-name="P5">Se ha cambiado un elemento HTML.</text:p>
          </table:table-cell>
        </table:table-row>
        <table:table-row table:style-name="Tabla1.1">
          <table:table-cell table:style-name="Tabla1.A1" office:value-type="string">
            <text:p text:style-name="P5">onclick </text:p>
          </table:table-cell>
          <table:table-cell table:style-name="Tabla1.A1" office:value-type="string">
            <text:p text:style-name="P5">El usuario hace clic en un elemento HTML.</text:p>
          </table:table-cell>
        </table:table-row>
        <table:table-row table:style-name="Tabla1.2">
          <table:table-cell table:style-name="Tabla1.A1" office:value-type="string">
            <text:p text:style-name="P5">onmouseover </text:p>
          </table:table-cell>
          <table:table-cell table:style-name="Tabla1.A1" office:value-type="string">
            <text:p text:style-name="P5">El usuario mueve el mouse sobre un elemento HTML.</text:p>
          </table:table-cell>
        </table:table-row>
        <table:table-row table:style-name="Tabla1.1">
          <table:table-cell table:style-name="Tabla1.A1" office:value-type="string">
            <text:p text:style-name="P5">onmouseout </text:p>
          </table:table-cell>
          <table:table-cell table:style-name="Tabla1.A1" office:value-type="string">
            <text:p text:style-name="P5">El usuario aleja el mouse de un elemento HTML.</text:p>
          </table:table-cell>
        </table:table-row>
        <table:table-row table:style-name="Tabla1.2">
          <table:table-cell table:style-name="Tabla1.A1" office:value-type="string">
            <text:p text:style-name="P5">onkeydown </text:p>
          </table:table-cell>
          <table:table-cell table:style-name="Tabla1.A1" office:value-type="string">
            <text:p text:style-name="P5">El usuario presiona una tecla del teclado.</text:p>
          </table:table-cell>
        </table:table-row>
        <table:table-row table:style-name="Tabla1.1">
          <table:table-cell table:style-name="Tabla1.A1" office:value-type="string">
            <text:p text:style-name="P5">onload </text:p>
          </table:table-cell>
          <table:table-cell table:style-name="Tabla1.A1" office:value-type="string">
            <text:p text:style-name="P5">El navegador ha terminado de cargar la página.</text:p>
          </table:table-cell>
        </table:table-row>
      </table:table>
      <text:p text:style-name="P8"/>
      <text:p text:style-name="Horizontal_20_Line"/>
      <text:h text:style-name="P2" text:outline-level="2">Controladores de eventos de JavaScript</text:h>
      <text:p text:style-name="P8">Los controladores de eventos se pueden utilizar para controlar y verificar la entrada del usuario, las acciones del usuario y las acciones del navegador:</text:p>
      <text:list text:style-name="L2">
        <text:list-item>
          <text:p text:style-name="P13">Cosas que se deben hacer cada vez que se carga una página</text:p>
        </text:list-item>
        <text:list-item>
          <text:p text:style-name="P13">Cosas que se deben hacer cuando la página está cerrada</text:p>
        </text:list-item>
        <text:list-item>
          <text:p text:style-name="P13">Acción que se debe realizar cuando un usuario hace clic en un botón</text:p>
        </text:list-item>
        <text:list-item>
          <text:p text:style-name="P13">Contenido que debe verificarse cuando un usuario ingresa datos</text:p>
        </text:list-item>
        <text:list-item>
          <text:p text:style-name="P14">Y más ...</text:p>
        </text:list-item>
      </text:list>
      <text:p text:style-name="P8">Se pueden utilizar muchos métodos diferentes para permitir que JavaScript funcione con eventos:</text:p>
      <text:list text:style-name="L3">
        <text:list-item>
          <text:p text:style-name="P15">Los atributos de eventos HTML pueden ejecutar código JavaScript directamente</text:p>
        </text:list-item>
        <text:list-item>
          <text:p text:style-name="P15">Los atributos de eventos HTML pueden llamar a funciones de JavaScript</text:p>
        </text:list-item>
        <text:list-item>
          <text:p text:style-name="P15">Puede asignar sus propias funciones de controlador de eventos a elementos HTML</text:p>
        </text:list-item>
        <text:list-item>
          <text:p text:style-name="P15">Puede evitar que se envíen o gestionen eventos</text:p>
        </text:list-item>
        <text:list-item>
          <text:p text:style-name="P16">Y más ...</text:p>
        </text:list-item>
      </text:list>
      <text:p text:style-name="P11">Aprenderá mucho más sobre eventos y controladores de eventos</text:p>
      <text:p text:style-name="Horizontal_20_Line"/>
      <text:h text:style-name="P2" text:outline-level="2"><text:span text:style-name="T8">Ejercicio:</text:span></text:h>
      <text:p text:style-name="P8"><text:span text:style-name="T8">El elemento </text:span><text:span text:style-name="Source_20_Text"><text:span text:style-name="T8">&lt;button&gt; </text:span></text:span><text:span text:style-name="T8">debería hacer algo cuando alguien hace clic en él. ¡Intenta arreglarlo!</text:span></text:p>
      <text:p text:style-name="P4">&lt;b<text:span text:style-name="T10">utto</text:span>n<draw:control text:anchor-type="as-char" draw:z-index="0" draw:name="Forma1" draw:style-name="gr1" draw:text-style-name="P19" svg:width="1.985cm" svg:height="0.662cm" draw:control="control1"/>="alert('Hola')"&gt;Haz clic en mí.&lt;/button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7:00:56.497000000</meta:creation-date>
    <dc:date>2024-03-14T17:08:16.065000000</dc:date>
    <meta:editing-duration>PT7M19S</meta:editing-duration>
    <meta:editing-cycles>1</meta:editing-cycles>
    <meta:document-statistic meta:table-count="1" meta:image-count="0" meta:object-count="0" meta:page-count="3" meta:paragraph-count="89" meta:word-count="501" meta:character-count="3386" meta:non-whitespace-character-count="2974"/>
    <meta:generator>LibreOffice/7.6.0.3$Windows_X86_64 LibreOffice_project/69edd8b8ebc41d00b4de3915dc82f8f0fc3b6265</meta:generator>
  </office:meta>
</office:document-meta>
</file>